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IF([.A1]=1;1;IF([.A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]=1;1;IF([.A2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]=1;1;IF([.A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]=1;1;IF([.A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]=1;1;IF([.A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]=1;1;IF([.A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]=1;1;IF([.A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]=1;1;IF([.A8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]=1;1;IF([.A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]=1;1;IF([.A1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]=1;1;IF([.A1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2]=1;1;IF([.A1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3]=1;1;IF([.A1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4]=1;1;IF([.A1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5]=1;1;IF([.A15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6]=1;1;IF([.A1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7]=1;1;IF([.A1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8]=1;1;IF([.A1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9]=1;1;IF([.A1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0]=1;1;IF([.A2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1]=1;1;IF([.A2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2]=1;1;IF([.A2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3]=1;1;IF([.A23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4]=1;1;IF([.A2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5]=1;1;IF([.A2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6]=1;1;IF([.A2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7]=1;1;IF([.A2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8]=1;1;IF([.A28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9]=1;1;IF([.A29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0]=1;1;IF([.A3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1]=1;1;IF([.A31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2]=1;1;IF([.A32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3]=1;1;IF([.A3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4]=1;1;IF([.A3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5]=1;1;IF([.A3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6]=1;1;IF([.A3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7]=1;1;IF([.A3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8]=1;1;IF([.A3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9]=1;1;IF([.A3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0]=1;1;IF([.A4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1]=1;1;IF([.A41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2]=1;1;IF([.A4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3]=1;1;IF([.A4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4]=1;1;IF([.A44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5]=1;1;IF([.A45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6]=1;1;IF([.A4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7]=1;1;IF([.A4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8]=1;1;IF([.A4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49]=1;1;IF([.A4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0]=1;1;IF([.A5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1]=1;1;IF([.A5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2]=1;1;IF([.A5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3]=1;1;IF([.A5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4]=1;1;IF([.A54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5]=1;1;IF([.A5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6]=1;1;IF([.A5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7]=1;1;IF([.A57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8]=1;1;IF([.A58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9]=1;1;IF([.A5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0]=1;1;IF([.A6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1]=1;1;IF([.A6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2]=1;1;IF([.A6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3]=1;1;IF([.A63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4]=1;1;IF([.A6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5]=1;1;IF([.A6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6]=1;1;IF([.A6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7]=1;1;IF([.A67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68]=1;1;IF([.A6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9]=1;1;IF([.A69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0]=1;1;IF([.A7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1]=1;1;IF([.A71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2]=1;1;IF([.A7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3]=1;1;IF([.A7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4]=1;1;IF([.A7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5]=1;1;IF([.A7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6]=1;1;IF([.A7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77]=1;1;IF([.A77]=0;0.5;0)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8]=1;1;IF([.A7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9]=1;1;IF([.A7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80]=1;1;IF([.A8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81]=1;1;IF([.A8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2]=1;1;IF([.A82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83]=1;1;IF([.A8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4]=1;1;IF([.A84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85]=1;1;IF([.A8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86]=1;1;IF([.A8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87]=1;1;IF([.A8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88]=1;1;IF([.A8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9]=1;1;IF([.A89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0]=1;1;IF([.A9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1]=1;1;IF([.A91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2]=1;1;IF([.A92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3]=1;1;IF([.A9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4]=1;1;IF([.A9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5]=1;1;IF([.A9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6]=1;1;IF([.A96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7]=1;1;IF([.A9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8]=1;1;IF([.A9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99]=1;1;IF([.A9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0]=1;1;IF([.A100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1]=1;1;IF([.A10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2]=1;1;IF([.A10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3]=1;1;IF([.A103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4]=1;1;IF([.A10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5]=1;1;IF([.A10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6]=1;1;IF([.A10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7]=1;1;IF([.A10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8]=1;1;IF([.A108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9]=1;1;IF([.A10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0]=1;1;IF([.A110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1]=1;1;IF([.A11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2]=1;1;IF([.A11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3]=1;1;IF([.A113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4]=1;1;IF([.A114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5]=1;1;IF([.A115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6]=1;1;IF([.A116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7]=1;1;IF([.A117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8]=1;1;IF([.A118]=0;0.5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19]=1;1;IF([.A119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20]=1;1;IF([.A120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21]=1;1;IF([.A121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22]=1;1;IF([.A122]=0;0.5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23]=1;1;IF([.A123]=0;0.5;0)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AVERAGE([.B1:.B123])" office:value-type="float" office:value="0.768292682926829" calcext:value-type="float">
            <text:p>0.768292682926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23:54:36.019988920</meta:creation-date>
    <dc:date>2024-06-19T00:02:18.651789623</dc:date>
    <meta:editing-duration>PT7M43S</meta:editing-duration>
    <meta:editing-cycles>1</meta:editing-cycles>
    <meta:document-statistic meta:table-count="1" meta:cell-count="247" meta:object-count="0"/>
    <meta:generator>LibreOffice/7.3.7.2$Linux_X86_64 LibreOffice_project/30$Build-2</meta:generator>
  </office:meta>
</office:document-meta>
</file>